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Ubuntu" fo:font-size="12pt" fo:font-weight="normal" officeooo:paragraph-rsid="00018634" style:font-size-asian="12pt" style:font-size-complex="12pt"/>
    </style:style>
    <style:style style:name="P2" style:family="paragraph" style:parent-style-name="Normal">
      <style:text-properties style:font-name="Ubuntu" fo:font-size="12pt" style:text-underline-style="solid" style:text-underline-width="auto" style:text-underline-color="font-color" fo:font-weight="normal" officeooo:paragraph-rsid="00018634" style:font-size-asian="12pt" style:font-size-complex="12pt"/>
    </style:style>
    <style:style style:name="P3" style:family="paragraph" style:parent-style-name="Normal">
      <style:paragraph-properties fo:text-align="center" style:justify-single-word="false" fo:break-before="page"/>
      <style:text-properties style:font-name="Ubuntu" fo:font-size="24pt" fo:font-weight="bold" officeooo:paragraph-rsid="00018634" style:font-size-asian="24pt" style:font-weight-asian="bold" style:font-size-complex="24pt" style:font-weight-complex="bold"/>
    </style:style>
    <style:style style:name="T1" style:family="text">
      <style:text-properties officeooo:rsid="0019269f"/>
    </style:style>
    <style:style style:name="T2" style:family="text">
      <style:text-properties officeooo:rsid="001e1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D Función de Estaciones</text:p>
      <text:p text:style-name="P1"/>
      <text:p text:style-name="P1">TAD funcEstaciones (funciones que utiliza y administra la estación),</text:p>
      <text:p text:style-name="P1"/>
      <text:p text:style-name="P2"><text:span text:style-name="T1">Nombre de Funciones - </text:span>Operaciones:</text:p>
      <text:p text:style-name="P1"/>
      <text:p text:style-name="P1">Estructura de datos para Estaciones.</text:p>
      <text:p text:style-name="P1">typedef struct </text:p>
      <text:p text:style-name="P1">{</text:p>
      <text:p text:style-name="P1"><text:tab/>int ID;</text:p>
      <text:p text:style-name="P1"><text:tab/>char nombre[max_nombre_est];</text:p>
      <text:p text:style-name="P1"><text:tab/>int distancia;</text:p>
      <text:p text:style-name="P1"><text:tab/>int online;</text:p>
      <text:p text:style-name="P1"><text:tab/>int nCliente;</text:p>
      <text:p text:style-name="P1"><text:tab/>TREN tren[MAX_TREN];</text:p>
      <text:p text:style-name="P1">}ESTACION;</text:p>
      <text:p text:style-name="P1"/>
      <text:p text:style-name="P1">Estructura de datos de Nodo Trenes</text:p>
      <text:p text:style-name="P1">typedef struct nodo</text:p>
      <text:p text:style-name="P1">{</text:p>
      <text:p text:style-name="P1"><text:tab/>struct nodo * sig;</text:p>
      <text:p text:style-name="P1"><text:tab/>TREN * tren;</text:p>
      <text:p text:style-name="P1"><text:tab/>int prioridad;</text:p>
      <text:p text:style-name="P1">}ST_NODO_TRENES;</text:p>
      <text:p text:style-name="P1"/>
      <text:p text:style-name="P1">Variables globales Tipo Nodos a Tren, anden, tipo file txt a estación</text:p>
      <text:p text:style-name="P1">pthread_mutex_t lock;</text:p>
      <text:p text:style-name="P1">TREN * anden ;</text:p>
      <text:p text:style-name="P1">ST_NODO_TRENES * ColaPrioridadMenor ;</text:p>
      <text:p text:style-name="P1">ST_NODO_TRENES * ColaPrioridadMayor ;</text:p>
      <text:p text:style-name="P1"/>
      <text:p text:style-name="P1">pthread_mutex_t log_lock;</text:p>
      <text:p text:style-name="P1">FILE * logEstacion;</text:p>
      <text:p text:style-name="P1"/>
      <text:p text:style-name="P1">int serverEst[MAX_ESTACION];</text:p>
      <text:p text:style-name="P1">ESTACION estaciones[MAX_ESTACION];</text:p>
      <text:p text:style-name="P1">int miPos;</text:p>
      <text:p text:style-name="P1"/>
      <text:p text:style-name="P1">int ObtenerDatosMiEstacion(char * nomArchivo, ESTACION est[]):</text:p>
      <text:p text:style-name="P1">Funcion Abre el archivo de configuración pasado como argumento y lo guarda, en la posición del vector de estaciones que corresponda, param * nomArchivo es el nombre del archivo, param ESTACION est es el vector de estaciones, <text:span text:style-name="T2">r</text:span>eturn devuelve la posición en la que se encuentra tu estación</text:p>
      <text:p text:style-name="P1"/>
      <text:p text:style-name="P1">void ObtenerOtrasEstaciones(ESTACION est[],int miPos):</text:p>
      <text:p text:style-name="P1">Funcion Abre el resto de los archivos de configuración, y obtiene los datos de las demás estaciones, </text:p>
      <text:p text:style-name="P1">param * ESTACION est es el vector de estaciones, param int miPos guarda la posición de la estación en el vector.</text:p>
      <text:p text:style-name="P1"/>
      <text:p text:style-name="P1"/>
      <text:p text:style-name="P1"><text:soft-page-break/>int registrarTren(ESTACION *estacion, char * mensaje):</text:p>
      <text:p text:style-name="P1">Funcion Copia los datos del tren en la estación en caso que haya lugar disponible, param ESTACION * estacion puntero a la estación, param char * mensaje contiene los datos para registrar el tren, return Devuelve 1 si el tren se registro correctamente y 0 en caso de que no se haya registrado.</text:p>
      <text:p text:style-name="P1"/>
      <text:p text:style-name="P1"><text:span text:style-name="T2">i</text:span>nt buscarTrenes( TREN trenes[] ,int posTrenes[]):</text:p>
      <text:p text:style-name="P1">Funcion Devuelve un vector con las posiciones del vector de trenes en las que se encuentran, param TREN trenes es el vector de trenes, <text:span text:style-name="T2">p</text:span>aram int posTrenes indica la posición de los trenes, <text:span text:style-name="T2">e</text:span>ncontrados, return devuelve la cantidad.</text:p>
      <text:p text:style-name="P1"/>
      <text:p text:style-name="P1">int BuscarTrenPorID(ESTACION estacion, int idTren):</text:p>
      <text:p text:style-name="P1">Funcion Busca un Tren en el vector de trenes, param ESTACION estacion variable del tipo ESTACION, param int idTren es el numero de tren a buscar, return Devuelve la posición en la que se encuentra el tren en el vector de trenes de la estación, o -1 si no se encuentra.</text:p>
      <text:p text:style-name="P1"/>
      <text:p text:style-name="P1">void ConexionServer():</text:p>
      <text:p text:style-name="P1">Funcion para el hilo que se encarga de la conexión servidor-cliente.</text:p>
      <text:p text:style-name="P1"/>
      <text:p text:style-name="P1">int buscarEstacionPorNombre(char * mensaje):</text:p>
      <text:p text:style-name="P1">Funcion Busca a la estación por el nombre, param char * mensaje donde tiene el nombre de la estación a buscar, return Devuelve la pos si la encuentra o -1 si no la encuentra.</text:p>
      <text:p text:style-name="P1"/>
      <text:p text:style-name="P1">int mensajeListadoEstDisp(char * mensaje):</text:p>
      <text:p text:style-name="P1">Funcion que Copia las estaciones disponibles para viajar, param * mensaje puntero a char donde se van a copiar las estaciones disponibles, return devuelve la cantidad de estaciones que están disponibles para viajar.</text:p>
      <text:p text:style-name="P1"/>
      <text:p text:style-name="P1">int mostrarTrenesMigrados(char * mensaje):</text:p>
      <text:p text:style-name="P1">Funcion que Copia los trenes que migraron al mensaje*, param * mensaje puntero a char donde se van a copiar los trenes, return devuelve la cantidad de trenes migrados. </text:p>
      <text:p text:style-name="P1"/>
      <text:p text:style-name="P1">int elegirTren():</text:p>
      <text:p text:style-name="P1">Funcion que Pide al usuario que ingrese el tren que quiere que viaje, return posición del tren elegido en el vector o -1 en caso de que el tren elegido no sea valido.</text:p>
      <text:p text:style-name="P1"/>
      <text:p text:style-name="P1">int elegirEstDestino():</text:p>
      <text:p text:style-name="P1">Funcion Pide al usuario que ingrese la estación donde quiere viajar* , return posición la estación elegida o -1 en caso de que no sea valida.</text:p>
      <text:p text:style-name="P1"/>
      <text:p text:style-name="P1">int calcularTiempoDeViaje(int posEstacionDestino):</text:p>
      <text:p text:style-name="P1">Funcion Calcula el tiempo basándose en la distancia entre una estación y otra* , param <text:s/>posEstacionDestino La posición en el vector de estación a la cual se quiere dirigir el tren, return Tiempo de viaje.</text:p>
      <text:p text:style-name="P1"/>
      <text:p text:style-name="P1">void prepararEnvioTren(char *mensaje , TREN * tren):</text:p>
      <text:p text:style-name="P1">Funcion Prepara el mensaje para enviar un tren de una estación a otra, param * mensaje puntero a char copia el mensaje a enviar, <text:span text:style-name="T2">p</text:span>aram * tren Para saber que tren hay que enviar.</text:p>
      <text:p text:style-name="P1"/>
      <text:p text:style-name="P1">ST_NODO_TRENES * crearNuevoNodo(TREN * tren):</text:p>
      <text:p text:style-name="P1"><text:soft-page-break/>Funcion Crea nodo de tren, param * puntero tren de estructura TREN, return devuelve el nodo del nuevo nodo creado.</text:p>
      <text:p text:style-name="P1"/>
      <text:p text:style-name="P1">void encolarTren(TREN * tren, ST_NODO_TRENES ** cola):</text:p>
      <text:p text:style-name="P1">Funcion Suma trenes a la cola de trenes, param * puntero tren de estructura TREN, <text:span text:style-name="T2">p</text:span>aram ** cola puntero a puntero del Nodo Trenes.</text:p>
      <text:p text:style-name="P1"/>
      <text:p text:style-name="P1">TREN * asignarAnden(ST_NODO_TRENES ** cola):</text:p>
      <text:p text:style-name="P1">Funcion Asigna Anden al tren, param ** cola puntero a puntero del Nodo Trenes, return devuelve el puntero del tren afectado.</text:p>
      <text:p text:style-name="P1"/>
      <text:p text:style-name="P1">TREN * eliminarNodoPrioridad(ST_NODO_TRENES ** cola):</text:p>
      <text:p text:style-name="P1">Funcion Elimina Nodos según la prioridades, param ** cola puntero a puntero del Nodo Trenes, return devuelve el puntero del tren afectado.</text:p>
      <text:p text:style-name="P1"/>
      <text:p text:style-name="P1">TREN * eliminarNodoTrenSegunID(int IDTren, ST_NODO_TRENES ** cola):</text:p>
      <text:p text:style-name="P1">Funcion Elimina Nodo del tren por ID, param int IDTren para identificar al tren afectado, param ** cola puntero a puntero del Nodo Trenes, return devuelve el puntero del tren afectado.</text:p>
      <text:p text:style-name="P1"/>
      <text:p text:style-name="P1"><text:span text:style-name="T2">i</text:span>nt subirPrioridadTrenes(ST_NODO_TRENES * cola):</text:p>
      <text:p text:style-name="P1">Funcion Sube la prioridad a los trenes por tiempo de su espera en la cola, param * cola puntero al Nodo Trenes, return devuelve el entero con la sumatoria que le corresponda según la vuelta de prioridades.</text:p>
      <text:p text:style-name="P1"/>
      <text:p text:style-name="P1">void CambiarDeColaTrenes(ST_NODO_TRENES ** cola_Menor, ST_NODO_TRENES ** cola_Mayor, int cantNodos):</text:p>
      <text:p text:style-name="P1">Funcion Cambia de cola menor prioridad a la Cola Mayor prioridad, param ** cola Menor puntero a la Colas de Menor prioridad, param ** cola Mayor puntero a la Colas de Mayor prioridad, param int cantNodos lleva la cantidad de nodos tipo entero.</text:p>
      <text:p text:style-name="P1"/>
      <text:p text:style-name="P1">void NuevoTrenAnden(TREN ** anden, ST_NODO_TRENES ** cola_Menor, ST_NODO_TRENES ** cola_Mayor):</text:p>
      <text:p text:style-name="P1">Funcion Nuevo tren para anden, param TREN ** anden puntero de puntero anden de trenes, param ** cola Menor puntero a la Colas de Menor prioridad, param ** cola Mayor puntero a la Colas de Mayor prioridad.</text:p>
      <text:p text:style-name="P1"/>
      <text:p text:style-name="P1">FILE * crearLogEstacion(char * nombreEstacion):</text:p>
      <text:p text:style-name="P1">Funcion Crea el Archivo tipo txt según nombre de la estación, param char * nombreEstacion puntero del nombre de la estación, return puntero tipo FILE al archivo txt de la estación.</text:p>
      <text:p text:style-name="P1"/>
      <text:p text:style-name="P1">void * llenarLog(TREN * tren , FILE * logEstacion):</text:p>
      <text:p text:style-name="P1">Funcion Carga los datos en el archivo txt de la estación afectada, param TREN * tren puntero estructura tipo TREN con los datos del tren afectado, param FILE * logEstacion puntero tipo FILE al archivo txt de la estación afect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s" fo:country="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09:57.838926070</meta:creation-date>
    <dc:date>2019-11-12T00:10:45.901108910</dc:date>
    <meta:editing-duration>PT48S</meta:editing-duration>
    <meta:editing-cycles>1</meta:editing-cycles>
    <meta:document-statistic meta:table-count="0" meta:image-count="0" meta:object-count="0" meta:page-count="3" meta:paragraph-count="77" meta:word-count="986" meta:character-count="6220" meta:non-whitespace-character-count="5298"/>
    <meta:generator>LibreOffice/6.0.7.3$Linux_X86_64 LibreOffice_project/00m0$Build-3</meta:generator>
  </office:meta>
</office:document-meta>
</file>